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87B70AE2C7866F8C7E.png" manifest:media-type="image/png"/>
  <manifest:file-entry manifest:full-path="Pictures/1000000100000263000000E76978CA15231EDE88.png" manifest:media-type="image/png"/>
  <manifest:file-entry manifest:full-path="Pictures/10000001000002140000004B33D03B16B96B8ACA.png" manifest:media-type="image/png"/>
  <manifest:file-entry manifest:full-path="Pictures/100000010000020900000045D50FB733E707542B.png" manifest:media-type="image/png"/>
  <manifest:file-entry manifest:full-path="Pictures/1000000100000266000000C0F8C7AA9F011CB147.png" manifest:media-type="image/png"/>
  <manifest:file-entry manifest:full-path="Pictures/1000000100000213000000445290D865DFD37CEA.png" manifest:media-type="image/png"/>
  <manifest:file-entry manifest:full-path="Pictures/100000010000014A00000092172274E297AD9A40.png" manifest:media-type="image/png"/>
  <manifest:file-entry manifest:full-path="Pictures/10000001000003C00000004EF95C3B02DFFCFCB5.png" manifest:media-type="image/png"/>
  <manifest:file-entry manifest:full-path="Pictures/1000000100000179000000E7CE3EBC45EB717F18.png" manifest:media-type="image/png"/>
  <manifest:file-entry manifest:full-path="Pictures/1000000100000214000000B24A9A82CE4565568A.png" manifest:media-type="image/png"/>
  <manifest:file-entry manifest:full-path="Pictures/10000001000002360000015C1A8D57433FCEA054.png" manifest:media-type="image/png"/>
  <manifest:file-entry manifest:full-path="Pictures/100000010000019900000106CE629B7AEB0E82D9.png" manifest:media-type="image/png"/>
  <manifest:file-entry manifest:full-path="Pictures/100000010000021C00000046F0250A94C81EF7A8.png" manifest:media-type="image/png"/>
  <manifest:file-entry manifest:full-path="Pictures/1000000100000223000000713154C45FA203652A.png" manifest:media-type="image/png"/>
  <manifest:file-entry manifest:full-path="Pictures/10000001000002090000004FAD6F17136730E0C9.png" manifest:media-type="image/png"/>
  <manifest:file-entry manifest:full-path="Pictures/1000000100000173000000674AA19C751D1D776C.png" manifest:media-type="image/png"/>
  <manifest:file-entry manifest:full-path="Pictures/100000010000021700000045385E4BDE012625BD.png" manifest:media-type="image/png"/>
  <manifest:file-entry manifest:full-path="Pictures/10000001000002280000004600C0BA8EA1DAD487.png" manifest:media-type="image/png"/>
  <manifest:file-entry manifest:full-path="Pictures/1000000100000231000000E6F686BD2D185A66BF.png" manifest:media-type="image/png"/>
  <manifest:file-entry manifest:full-path="Pictures/100000010000016B00000160789FA991156C3917.png" manifest:media-type="image/png"/>
  <manifest:file-entry manifest:full-path="Pictures/100000010000013E000000B65605EEF708A975E2.png" manifest:media-type="image/png"/>
  <manifest:file-entry manifest:full-path="Pictures/10000001000002AE000001A305B4E68B6C339C83.png" manifest:media-type="image/png"/>
  <manifest:file-entry manifest:full-path="Pictures/1000000100000343000000C258968125A9164E64.png" manifest:media-type="image/png"/>
  <manifest:file-entry manifest:full-path="Pictures/10000001000002420000004B7BA0606A97BAC398.png" manifest:media-type="image/png"/>
  <manifest:file-entry manifest:full-path="Pictures/100000010000026600000117309ED07177F0734A.png" manifest:media-type="image/png"/>
  <manifest:file-entry manifest:full-path="Pictures/10000001000002140000004AFFE825AF07AA04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30d18" officeooo:paragraph-rsid="00130d18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0d18" officeooo:paragraph-rsid="00130d1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fcc7" officeooo:paragraph-rsid="0014fcc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f7d6" officeooo:paragraph-rsid="0015f7d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0359" officeooo:paragraph-rsid="0016035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c7e5" officeooo:paragraph-rsid="0016c7e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c7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5</text:p>
      <text:p text:style-name="P2"/>
      <text:p text:style-name="P2">1.</text:p>
      <text:p text:style-name="P2"/>
      <text:p text:style-name="P2"><draw:frame draw:style-name="fr1" draw:name="Image1" text:anchor-type="char" svg:x="-0.252cm" svg:y="0.005cm" svg:width="17cm" svg:height="1.381cm" draw:z-index="0"><draw:image xlink:href="Pictures/10000001000003C00000004EF95C3B02DFFCFCB5.png" xlink:type="simple" xlink:show="embed" xlink:actuate="onLoad" draw:mime-type="image/png"/></draw:frame></text:p>
      <text:p text:style-name="P2"><draw:frame draw:style-name="fr1" draw:name="Image2" text:anchor-type="char" svg:x="0.822cm" svg:y="0.205cm" svg:width="14.473cm" svg:height="2.99cm" draw:z-index="1"><draw:image xlink:href="Pictures/1000000100000223000000713154C45FA203652A.png" xlink:type="simple" xlink:show="embed" xlink:actuate="onLoad" draw:mime-type="image/png"/></draw:frame></text:p>
      <text:p text:style-name="P2"/>
      <text:p text:style-name="P2">2.</text:p>
      <text:p text:style-name="P2"><draw:frame draw:style-name="fr1" draw:name="Image3" text:anchor-type="char" svg:x="0cm" svg:y="0.28cm" svg:width="17cm" svg:height="10.382cm" draw:z-index="2"><draw:image xlink:href="Pictures/10000001000002AE000001A305B4E68B6C339C83.png" xlink:type="simple" xlink:show="embed" xlink:actuate="onLoad" draw:mime-type="image/png"/></draw:frame></text:p>
      <text:p text:style-name="P2"><draw:frame draw:style-name="fr1" draw:name="Image4" text:anchor-type="char" svg:x="1.148cm" svg:y="0.252cm" svg:width="14.076cm" svg:height="4.71cm" draw:z-index="3"><draw:image xlink:href="Pictures/1000000100000214000000B24A9A82CE4565568A.png" xlink:type="simple" xlink:show="embed" xlink:actuate="onLoad" draw:mime-type="image/png"/></draw:frame></text:p>
      <text:p text:style-name="P2"><text:soft-page-break/>3.</text:p>
      <text:p text:style-name="P2"/>
      <text:p text:style-name="P2"><draw:frame draw:style-name="fr1" draw:name="Image5" text:anchor-type="char" svg:x="1.08cm" svg:y="0.247cm" svg:width="14.843cm" svg:height="6.085cm" draw:z-index="4"><draw:image xlink:href="Pictures/1000000100000231000000E6F686BD2D185A66BF.png" xlink:type="simple" xlink:show="embed" xlink:actuate="onLoad" draw:mime-type="image/png"/></draw:frame></text:p>
      <text:p text:style-name="P2"/>
      <text:p text:style-name="P2"><draw:frame draw:style-name="fr1" draw:name="Image6" text:anchor-type="char" svg:x="1.609cm" svg:y="0.252cm" svg:width="13.785cm" svg:height="2.09cm" draw:z-index="5"><draw:image xlink:href="Pictures/10000001000002090000004FAD6F17136730E0C9.png" xlink:type="simple" xlink:show="embed" xlink:actuate="onLoad" draw:mime-type="image/png"/></draw:frame></text:p>
      <text:p text:style-name="P2"/>
      <text:p text:style-name="P2"/>
      <text:p text:style-name="P3">4.</text:p>
      <text:p text:style-name="P3"><draw:frame draw:style-name="fr2" draw:name="Image7" text:anchor-type="char" svg:width="9.604cm" svg:height="9.313cm" draw:z-index="6"><draw:image xlink:href="Pictures/100000010000016B00000160789FA991156C39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1.233cm" svg:y="0.43cm" svg:width="15.293cm" svg:height="1.984cm" draw:z-index="7"><draw:image xlink:href="Pictures/10000001000002420000004B7BA0606A97BAC398.png" xlink:type="simple" xlink:show="embed" xlink:actuate="onLoad" draw:mime-type="image/png"/></draw:frame></text:p>
      <text:p text:style-name="P2"/>
      <text:p text:style-name="P3"><text:soft-page-break/>5.</text:p>
      <text:p text:style-name="P3"><draw:frame draw:style-name="fr2" draw:name="Image9" text:anchor-type="char" svg:width="16.245cm" svg:height="7.382cm" draw:z-index="8"><draw:image xlink:href="Pictures/100000010000026600000117309ED07177F0734A.png" xlink:type="simple" xlink:show="embed" xlink:actuate="onLoad" draw:mime-type="image/png"/></draw:frame></text:p>
      <text:p text:style-name="P3"><draw:frame draw:style-name="fr1" draw:name="Image10" text:anchor-type="char" svg:x="0.894cm" svg:y="0.06cm" svg:width="14.076cm" svg:height="1.958cm" draw:z-index="9"><draw:image xlink:href="Pictures/10000001000002140000004AFFE825AF07AA04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6.</text:p>
      <text:p text:style-name="P4"><draw:frame draw:style-name="fr1" draw:name="Image11" text:anchor-type="char" svg:x="0.155cm" svg:y="0.485cm" svg:width="17cm" svg:height="6.957cm" draw:z-index="10"><draw:image xlink:href="Pictures/1000000100000343000000C258968125A9164E64.png" xlink:type="simple" xlink:show="embed" xlink:actuate="onLoad" draw:mime-type="image/png"/></draw:frame></text:p>
      <text:p text:style-name="P4"/>
      <text:p text:style-name="P4"/>
      <text:p text:style-name="P2"><draw:frame draw:style-name="fr1" draw:name="Image12" text:anchor-type="char" svg:x="0.741cm" svg:y="0.196cm" svg:width="14.605cm" svg:height="1.852cm" draw:z-index="11"><draw:image xlink:href="Pictures/10000001000002280000004600C0BA8EA1DAD4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<text:soft-page-break/>7.</text:p>
      <text:p text:style-name="P4"><draw:frame draw:style-name="fr1" draw:name="Image13" text:anchor-type="char" svg:x="0.979cm" svg:y="0.407cm" svg:width="14.288cm" svg:height="1.852cm" draw:z-index="12"><draw:image xlink:href="Pictures/100000010000021C00000046F0250A94C81EF7A8.png" xlink:type="simple" xlink:show="embed" xlink:actuate="onLoad" draw:mime-type="image/png"/></draw:frame></text:p>
      <text:p text:style-name="P4"><draw:frame draw:style-name="fr1" draw:name="Image14" text:anchor-type="char" svg:x="3.978cm" svg:y="0.328cm" svg:width="8.731cm" svg:height="3.863cm" draw:z-index="13"><draw:image xlink:href="Pictures/100000010000014A00000092172274E297AD9A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9.</text:p>
      <text:p text:style-name="P4"><draw:frame draw:style-name="fr1" draw:name="Image15" text:anchor-type="char" svg:x="2.884cm" svg:y="0.152cm" svg:width="9.975cm" svg:height="6.112cm" draw:z-index="14"><draw:image xlink:href="Pictures/1000000100000179000000E7CE3EBC45EB717F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6" text:anchor-type="char" svg:x="1.378cm" svg:y="0.485cm" svg:width="14.155cm" svg:height="1.826cm" draw:z-index="15"><draw:image xlink:href="Pictures/100000010000021700000045385E4BDE012625B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1.</text:p>
      <text:p text:style-name="P4"><draw:frame draw:style-name="fr1" draw:name="Image17" text:anchor-type="char" svg:x="2.178cm" svg:y="0.437cm" svg:width="10.821cm" svg:height="6.932cm" draw:z-index="16"><draw:image xlink:href="Pictures/100000010000019900000106CE629B7AEB0E82D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x="0.658cm" svg:y="0.238cm" svg:width="14.049cm" svg:height="1.799cm" draw:z-index="17"><draw:image xlink:href="Pictures/1000000100000213000000445290D865DFD37C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12.</text:p>
      <text:p text:style-name="P5"/>
      <text:p text:style-name="P5"/>
      <text:p text:style-name="P5"/>
      <text:p text:style-name="P5"><draw:frame draw:style-name="fr1" draw:name="Image19" text:anchor-type="char" svg:x="0.409cm" svg:y="0.048cm" svg:width="16.245cm" svg:height="5.08cm" draw:z-index="18"><draw:image xlink:href="Pictures/1000000100000266000000C0F8C7AA9F011CB14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20" text:anchor-type="char" svg:x="2.048cm" svg:y="0.344cm" svg:width="13.785cm" svg:height="1.826cm" draw:z-index="19"><draw:image xlink:href="Pictures/100000010000020900000045D50FB733E70754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<text:span text:style-name="T1">4.</text:span></text:p>
      <text:p text:style-name="P5"/>
      <text:p text:style-name="P5"><draw:frame draw:style-name="fr1" draw:name="Image21" text:anchor-type="char" svg:x="0.072cm" svg:y="0.162cm" svg:width="16.166cm" svg:height="6.112cm" draw:z-index="20"><draw:image xlink:href="Pictures/1000000100000263000000E76978CA15231EDE88.png" xlink:type="simple" xlink:show="embed" xlink:actuate="onLoad" draw:mime-type="image/png"/></draw:frame></text:p>
      <text:p text:style-name="P5"><draw:frame draw:style-name="fr1" draw:name="Image22" text:anchor-type="char" svg:x="1.3cm" svg:y="0.303cm" svg:width="14.076cm" svg:height="1.984cm" draw:z-index="21"><draw:image xlink:href="Pictures/10000001000002140000004B33D03B16B96B8ACA.png" xlink:type="simple" xlink:show="embed" xlink:actuate="onLoad" draw:mime-type="image/png"/></draw:frame></text:p>
      <text:p text:style-name="P5"/>
      <text:p text:style-name="P6">16.</text:p>
      <text:p text:style-name="P6"/>
      <text:p text:style-name="P6"><draw:frame draw:style-name="fr1" draw:name="Image23" text:anchor-type="char" svg:x="3.373cm" svg:y="0.247cm" svg:width="9.816cm" svg:height="2.725cm" draw:z-index="22"><draw:image xlink:href="Pictures/1000000100000173000000674AA19C751D1D776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4" text:anchor-type="char" svg:x="0.457cm" svg:y="0.48cm" svg:width="16.191cm" svg:height="9.954cm" draw:z-index="23"><draw:image xlink:href="Pictures/10000001000002360000015C1A8D57433FCEA054.png" xlink:type="simple" xlink:show="embed" xlink:actuate="onLoad" draw:mime-type="image/png"/></draw:frame></text:p>
      <text:p text:style-name="P5"><text:soft-page-break/></text:p>
      <text:p text:style-name="P6">17.</text:p>
      <text:p text:style-name="P6"/>
      <text:p text:style-name="P6"/>
      <text:p text:style-name="P5"><draw:frame draw:style-name="fr1" draw:name="Image25" text:anchor-type="char" svg:x="1.739cm" svg:y="0.145cm" svg:width="12.767cm" svg:height="7.306cm" draw:z-index="24"><draw:image xlink:href="Pictures/100000010000013E000000B65605EEF708A975E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6" text:anchor-type="char" svg:x="0.956cm" svg:y="2.36cm" svg:width="14.526cm" svg:height="3.572cm" draw:z-index="25"><draw:image xlink:href="Pictures/100000010000022500000087B70AE2C7866F8C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50:40.765005698</meta:creation-date>
    <dc:date>2023-12-10T23:39:56.950820123</dc:date>
    <meta:editing-duration>PT7M55S</meta:editing-duration>
    <meta:editing-cycles>1</meta:editing-cycles>
    <meta:document-statistic meta:table-count="0" meta:image-count="26" meta:object-count="0" meta:page-count="7" meta:paragraph-count="14" meta:word-count="16" meta:character-count="46" meta:non-whitespace-character-count="44"/>
    <meta:generator>LibreOffice/7.3.7.2$Linux_X86_64 LibreOffice_project/30$Build-2</meta:generator>
  </office:meta>
</office:document-meta>
</file>